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1929d" officeooo:paragraph-rsid="0011929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normal" officeooo:rsid="0011929d" officeooo:paragraph-rsid="0011929d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bold" officeooo:rsid="0011929d" officeooo:paragraph-rsid="0011929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46b5a" officeooo:paragraph-rsid="00146b5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officeooo:paragraph-rsid="0011929d"/>
    </style:style>
    <style:style style:name="P6" style:family="paragraph" style:parent-style-name="Standard">
      <style:text-properties fo:font-size="14pt" officeooo:rsid="0011929d" officeooo:paragraph-rsid="0011929d"/>
    </style:style>
    <style:style style:name="P7" style:family="paragraph" style:parent-style-name="Standard">
      <style:text-properties fo:font-size="14pt" fo:font-weight="bold" officeooo:rsid="0013116a" officeooo:paragraph-rsid="0013116a" style:font-weight-asian="bold" style:font-weight-complex="bold"/>
    </style:style>
    <style:style style:name="P8" style:family="paragraph" style:parent-style-name="Standard">
      <style:text-properties fo:font-size="14pt" fo:font-weight="normal" officeooo:rsid="0013116a" officeooo:paragraph-rsid="0013116a" style:font-weight-asian="normal" style:font-weight-complex="normal"/>
    </style:style>
    <style:style style:name="P9" style:family="paragraph" style:parent-style-name="Standard" style:list-style-name="L1">
      <style:text-properties fo:font-size="14pt" style:text-underline-style="none" fo:font-weight="bold" officeooo:rsid="0011929d" officeooo:paragraph-rsid="0011929d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text-properties fo:font-size="14pt" style:text-underline-style="none" fo:font-weight="normal" officeooo:rsid="0011929d" officeooo:paragraph-rsid="0011929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1929d" officeooo:paragraph-rsid="0011929d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6d832" officeooo:paragraph-rsid="0016d83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officeooo:rsid="001574f8" officeooo:paragraph-rsid="001574f8"/>
    </style:style>
    <style:style style:name="P14" style:family="paragraph" style:parent-style-name="Standard">
      <style:text-properties fo:font-size="14pt" officeooo:rsid="0011929d" officeooo:paragraph-rsid="0011929d"/>
    </style:style>
    <style:style style:name="P15" style:family="paragraph" style:parent-style-name="Standard">
      <style:text-properties fo:font-size="14pt" fo:font-weight="normal" officeooo:rsid="00183bdd" officeooo:paragraph-rsid="00183bdd" style:font-weight-asian="normal" style:font-weight-complex="normal"/>
    </style:style>
    <style:style style:name="P16" style:family="paragraph" style:parent-style-name="Standard">
      <style:text-properties fo:font-size="14pt" fo:font-weight="normal" officeooo:paragraph-rsid="00183bdd"/>
    </style:style>
    <style:style style:name="P17" style:family="paragraph" style:parent-style-name="Standard">
      <style:text-properties fo:color="#000000" style:font-name="Liberation Serif" fo:font-size="14pt" officeooo:rsid="0011929d" officeooo:paragraph-rsid="0011929d" style:font-size-asian="14pt" style:font-size-complex="14pt"/>
    </style:style>
    <style:style style:name="P18" style:family="paragraph" style:parent-style-name="Standard">
      <style:text-properties fo:color="#000000" style:font-name="Liberation Serif" fo:font-size="14pt" officeooo:rsid="001574f8" officeooo:paragraph-rsid="001574f8" style:font-size-asian="14pt" style:font-size-complex="14pt"/>
    </style:style>
    <style:style style:name="P19" style:family="paragraph" style:parent-style-name="Standard" style:list-style-name="L2">
      <style:text-properties officeooo:paragraph-rsid="001574f8"/>
    </style:style>
    <style:style style:name="P20" style:family="paragraph" style:parent-style-name="Text_20_body">
      <style:text-properties fo:font-variant="normal" fo:text-transform="none" fo:color="#000000" style:font-name="Arial" fo:font-size="10.5pt" fo:letter-spacing="normal" fo:font-style="normal" fo:font-weight="normal" officeooo:rsid="00183bdd" officeooo:paragraph-rsid="00183bdd" fo:background-color="transparent"/>
    </style:style>
    <style:style style:name="P21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83bdd" officeooo:paragraph-rsid="00183bdd" fo:background-color="transparent" style:font-size-asian="14pt" style:font-size-complex="14pt"/>
    </style:style>
    <style:style style:name="P22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83bdd" officeooo:paragraph-rsid="00183bdd" fo:background-color="transparent"/>
    </style:style>
    <style:style style:name="P23" style:family="paragraph" style:parent-style-name="Text_20_body">
      <style:text-properties fo:font-size="10.5pt" fo:font-weight="bold" officeooo:rsid="00183bdd" officeooo:paragraph-rsid="00183bdd" style:font-weight-asian="bold" style:font-weight-complex="bold"/>
    </style:style>
    <style:style style:name="P24" style:family="paragraph" style:parent-style-name="Text_20_body" style:list-style-name="L3">
      <style:text-properties officeooo:paragraph-rsid="00183bdd"/>
    </style:style>
    <style:style style:name="P25" style:family="paragraph" style:parent-style-name="Text_20_body" style:list-style-name="L5">
      <style:text-properties officeooo:paragraph-rsid="00183bdd"/>
    </style:style>
    <style:style style:name="P26" style:family="paragraph" style:parent-style-name="Text_20_body" style:list-style-name="L6">
      <style:text-properties officeooo:paragraph-rsid="00183bdd"/>
    </style:style>
    <style:style style:name="P27" style:family="paragraph" style:parent-style-name="Text_20_body" style:list-style-name="L7">
      <style:text-properties officeooo:paragraph-rsid="00183bdd"/>
    </style:style>
    <style:style style:name="P28" style:family="paragraph" style:parent-style-name="Text_20_body" style:list-style-name="L8">
      <style:text-properties officeooo:paragraph-rsid="00183bdd"/>
    </style:style>
    <style:style style:name="P29" style:family="paragraph" style:parent-style-name="Text_20_body" style:list-style-name="L9">
      <style:text-properties officeooo:paragraph-rsid="00183bdd"/>
    </style:style>
    <style:style style:name="P30" style:family="paragraph" style:parent-style-name="Table_20_Contents">
      <style:text-properties fo:font-size="14pt"/>
    </style:style>
    <style:style style:name="P31" style:family="paragraph" style:parent-style-name="Table_20_Contents">
      <style:text-properties fo:font-size="14pt" officeooo:rsid="001574f8" officeooo:paragraph-rsid="001574f8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1574f8" officeooo:paragraph-rsid="001574f8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1574f8" officeooo:paragraph-rsid="001574f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4f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Liberation Serif" fo:font-size="14pt" style:font-size-asian="14pt" style:font-size-complex="14pt"/>
    </style:style>
    <style:style style:name="T5" style:family="text">
      <style:text-properties fo:color="#000000" style:font-name="Liberation Serif" fo:font-size="14pt" officeooo:rsid="0011929d" style:font-size-asian="14pt" style:font-size-complex="14pt"/>
    </style:style>
    <style:style style:name="T6" style:family="text">
      <style:text-properties officeooo:rsid="001574f8"/>
    </style:style>
    <style:style style:name="T7" style:family="text">
      <style:text-properties fo:font-size="14pt" style:text-underline-style="none" fo:font-weight="normal" officeooo:rsid="0011929d" style:font-size-asian="12.25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officeooo:rsid="00183bdd" fo:background-color="transparent" loext:char-shading-value="0"/>
    </style:style>
    <style:style style:name="T9" style:family="text">
      <style:text-properties fo:font-variant="normal" fo:text-transform="none" fo:color="#000000" style:font-name="Arial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000000" style:font-name="Arial" fo:letter-spacing="normal" fo:font-style="normal" officeooo:rsid="00183bdd" fo:background-color="transparent" loext:char-shading-value="0"/>
    </style:style>
    <style:style style:name="T11" style:family="text">
      <style:text-properties fo:font-variant="normal" fo:text-transform="none" fo:color="#000000" style:font-name="Liberation Serif" fo:letter-spacing="normal" fo:font-style="normal" style:font-size-asian="14pt" style:font-size-complex="14pt"/>
    </style:style>
    <style:style style:name="T12" style:family="text">
      <style:text-properties fo:font-variant="normal" fo:text-transform="none" fo:color="#000000" style:font-name="Liberation Serif" fo:letter-spacing="normal" fo:font-style="normal" officeooo:rsid="00183bdd" style:font-size-asian="14pt" style:font-size-complex="14pt"/>
    </style:style>
    <style:style style:name="T13" style:family="text">
      <style:text-properties officeooo:rsid="00183bdd" style:font-weight-asian="normal" style:font-weight-complex="normal"/>
    </style:style>
    <style:style style:name="T14" style:family="text">
      <style:text-properties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81in" fo:text-indent="-0.25in" fo:margin-left="3.1181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positional Theorem Prover using Resolution Refutation</text:p>
      <text:p text:style-name="P1"/>
      <text:p text:style-name="P2">1. How to Run</text:p>
      <text:p text:style-name="P2"><text:tab/>Project is developed in Python. </text:p>
      <text:p text:style-name="P2"/>
      <text:p text:style-name="P2"><text:tab/><text:span text:style-name="T1">Steps</text:span>: </text:p>
      <text:p text:style-name="P2"><text:tab/><text:tab/>1. Change directory to root of the project folder </text:p>
      <text:p text:style-name="P2"><text:tab/><text:tab/>2. make proposition_main.py exectable by command: </text:p>
      <text:p text:style-name="P2"><text:tab/><text:tab/><text:tab/>chmod +x proposition_main.py </text:p>
      <text:p text:style-name="P2"><text:tab/><text:tab/>3. Exectue proposition_main.py by </text:p>
      <text:p text:style-name="P2"><text:tab/><text:tab/><text:tab/>./proposition_main.py arg0 arg1 </text:p>
      <text:p text:style-name="P2"/>
      <text:p text:style-name="P2"><text:tab/><text:tab/>where </text:p>
      <text:p text:style-name="P2"><text:tab/><text:tab/>arg0: path to knowledge base file (default: input.txt) </text:p>
      <text:p text:style-name="P2"><text:tab/><text:tab/>arg1 (optional): for debug (--debug) </text:p>
      <text:p text:style-name="P2"/>
      <text:p text:style-name="P2"><text:tab/><text:tab/>example: ./proposition_main.py test.txt –debug</text:p>
      <text:p text:style-name="P2">2. <text:s/><text:span text:style-name="T1">Data Structures</text:span>:</text:p>
      <text:list xml:id="list612815103583374231" text:style-name="L1">
        <text:list-item>
          <text:p text:style-name="P9">class Clause:</text:p>
          <text:p text:style-name="P10">To have property of each clause - id, value and its two parents <text:span text:style-name="T6">from which it is resplved if its from knowledge base then -1 and -1.</text:span></text:p>
        </text:list-item>
        <text:list-item>
          <text:p text:style-name="P9">class Clauses:</text:p>
        </text:list-item>
      </text:list>
      <text:p text:style-name="P3"><text:tab/><text:tab/><text:span text:style-name="T3">Have list of clauses,</text:span></text:p>
      <text:p text:style-name="P2"><text:tab/><text:tab/>strPathToFile: to store the path to knowledge base file</text:p>
      <text:p text:style-name="P2"><text:tab/><text:tab/>candidateDict: Dictionary which maintain signatures of each clauses to <text:tab/><text:tab/><text:tab/><text:tab/><text:tab/> <text:s text:c="3"/>prevent duplicate clauses in future.</text:p>
      <text:p text:style-name="P2"><text:tab/><text:tab/>lastClauseID: to keep track of last clause generated</text:p>
      <text:p text:style-name="P3"><text:span text:style-name="T3"><text:s/><text:tab/><text:tab/></text:span>methods</text:p>
      <text:p text:style-name="P2"><text:tab/><text:tab/><text:tab/> to parse input file and get all clauses, </text:p>
      <text:p text:style-name="P2"><text:tab/><text:tab/><text:tab/> to add new clause, </text:p>
      <text:p text:style-name="P2"><text:tab/><text:tab/><text:tab/> to calculate heuristic value I.e sum of length of two clauses to be resolved, which will be used to maintain priority Queue</text:p>
      <text:p text:style-name="P2"><text:tab/><text:tab/><text:tab/>to check whether given pair is resolvable</text:p>
      <text:p text:style-name="P2"><text:tab/><text:tab/><text:tab/>to get resolved clauses from given pair</text:p>
      <text:p text:style-name="P3"><text:s text:c="2"/><text:tab/> <text:s text:c="3"/>3. class Solver:</text:p>
      <text:p text:style-name="P3"><text:tab/><text:tab/><text:span text:style-name="T3">used clauses class</text:span></text:p>
      <text:p text:style-name="P2"><text:tab/><text:tab/>candidates: priority queue (min-heap) to get clau<text:span text:style-name="T6">s</text:span>e of with best heuristic i.e. <text:tab/><text:tab/><text:tab/><text:tab/>minimum length.</text:p>
      <text:p text:style-name="P2"><text:tab/><text:span text:style-name="T1">Methods</text:span>:</text:p>
      <text:list xml:id="list9071752860797550963" text:style-name="L2">
        <text:list-item>
          <text:p text:style-name="P19"><text:span text:style-name="T7">solveByResolution: method which solves the theorem</text:span></text:p>
        </text:list-item>
        <text:list-item>
          <text:p text:style-name="P19"><text:span text:style-name="T4">getInitialCandidates: </text:span><text:span text:style-name="T5">method to get initial candidates from input knowledge </text:span><text:soft-page-break/><text:span text:style-name="T5">base</text:span></text:p>
        </text:list-item>
      </text:list>
      <text:p text:style-name="P5"/>
      <text:p text:style-name="P17"><text:span text:style-name="T6">Same </text:span><text:span text:style-name="T1">Heuristic</text:span> <text:span text:style-name="T6">is used</text:span> as mentioned in the problem: it <text:span text:style-name="T6">is</text:span> the summation of length <text:s/>of two clauses which is defined <text:span text:style-name="T6">in </text:span>class Clauses</text:p>
      <text:p text:style-name="P17">To <text:span text:style-name="T1">check visited clauses</text:span> a separate hash table is used named <text:s/>candidateDict in class Clauses, here key is string format of clause. It helps in preventing duplicate clauses.</text:p>
      <text:p text:style-name="P6"/>
      <text:p text:style-name="P6">Since Heuristic takes smaller clauses first that implies it tend<text:span text:style-name="T6">s</text:span> to find solution first.</text:p>
      <text:p text:style-name="P6"/>
      <text:p text:style-name="P13">If Set has been used then it should have removed duplicate values but there would have been trade-off of converting set into list than back to list thats why hashtable is used to prevent duplicates:</text:p>
      <text:p text:style-name="P13"/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Sammy Sport Shop</text:p>
          </table:table-cell>
          <table:table-cell table:style-name="Table1.C1" office:value-type="string">
            <text:p text:style-name="P34"><text:span text:style-name="T2">Example1.kb</text:span></text:p>
          </table:table-cell>
        </table:table-row>
        <table:table-row>
          <table:table-cell table:style-name="Table1.A2" office:value-type="string">
            <text:p text:style-name="P31">Total Number of Iteration</text:p>
          </table:table-cell>
          <table:table-cell table:style-name="Table1.A2" office:value-type="string">
            <text:p text:style-name="P32">22</text:p>
          </table:table-cell>
          <table:table-cell table:style-name="Table1.C2" office:value-type="string">
            <text:p text:style-name="P32">5</text:p>
          </table:table-cell>
        </table:table-row>
        <table:table-row>
          <table:table-cell table:style-name="Table1.A2" office:value-type="string">
            <text:p text:style-name="P31">Max Queue Size</text:p>
          </table:table-cell>
          <table:table-cell table:style-name="Table1.A2" office:value-type="string">
            <text:p text:style-name="P32">148</text:p>
          </table:table-cell>
          <table:table-cell table:style-name="Table1.C2" office:value-type="string">
            <text:p text:style-name="P32">11</text:p>
          </table:table-cell>
        </table:table-row>
      </table:table>
      <text:p text:style-name="P13"/>
      <text:p text:style-name="P15"><text:span text:style-name="T1">Propositional rules for Sammy's Sport Shop</text:span>:</text:p>
      <text:p text:style-name="P15">L: For Label <text:s text:c="2"/>(First charcter of clause)</text:p>
      <text:p text:style-name="P15">C: For Contains(First character of clause) </text:p>
      <text:p text:style-name="P15">O: For Observe (First character clause)</text:p>
      <text:p text:style-name="P15">1,2,3: For Block Number (Second character of clause)</text:p>
      <text:p text:style-name="P15">B,Y,W: For colors:Both, Yellow, White (Third character of clause)</text:p>
      <text:p text:style-name="P15">That implies we have </text:p>
      <text:p text:style-name="P16"><text:span text:style-name="T13">For Contains: </text:span><text:span text:style-name="T11">C1W, C1Y, C1B, C2W, C2Y, C2B, C3W, C3Y, C3B</text:span></text:p>
      <text:p text:style-name="P16"><text:span text:style-name="T12">For Labels: <text:s text:c="4"/></text:span><text:span text:style-name="T11">L1W L1Y L1B L2W L2Y L2B L3W L3Y L3B</text:span></text:p>
      <text:p text:style-name="P16"><text:span text:style-name="T12">For Observation: </text:span><text:span text:style-name="T11">O1Y O1W O1B O2Y O2W O2B O3Y O3W O3B</text:span></text:p>
      <text:p text:style-name="P21">Wrong Labels</text:p>
      <text:list xml:id="list8941886901640392559" text:style-name="L3">
        <text:list-item>
          <text:p text:style-name="P24"><text:span text:style-name="T8">L1W -&gt; -C1W</text:span></text:p>
        </text:list-item>
        <text:list-item>
          <text:p text:style-name="P24"><text:span text:style-name="T8"><text:s/>L1Y <text:s/>-&gt; -C1Y</text:span></text:p>
        </text:list-item>
        <text:list-item>
          <text:p text:style-name="P24"><text:span text:style-name="T8">L1B <text:s/>-&gt; -C1B</text:span></text:p>
        </text:list-item>
        <text:list-item>
          <text:p text:style-name="P24"><text:span text:style-name="T8">L2W -&gt;-C2W</text:span></text:p>
        </text:list-item>
        <text:list-item>
          <text:p text:style-name="P24"><text:span text:style-name="T8">L2Y <text:s/>-&gt; -C2Y</text:span></text:p>
        </text:list-item>
        <text:list-item>
          <text:p text:style-name="P24"><text:span text:style-name="T8">L2B -&gt; -C2B</text:span></text:p>
        </text:list-item>
        <text:list-item>
          <text:p text:style-name="P24"><text:span text:style-name="T8">L3W -&gt; -C3W</text:span></text:p>
        </text:list-item>
        <text:list-item>
          <text:p text:style-name="P24"><text:span text:style-name="T8">L3Y -&gt; -C3Y</text:span></text:p>
        </text:list-item>
        <text:list-item>
          <text:p text:style-name="P24"><text:soft-page-break/><text:span text:style-name="T8">L3B -&gt; -C3B</text:span></text:p>
        </text:list-item>
      </text:list>
      <text:p text:style-name="P21">Each box contains either one of the colors</text:p>
      <text:list xml:id="list7137860176871117884" text:style-name="L5">
        <text:list-item>
          <text:p text:style-name="P25"><text:span text:style-name="T8">C1B C1W C1Y </text:span></text:p>
        </text:list-item>
        <text:list-item>
          <text:p text:style-name="P25"><text:span text:style-name="T8"><text:s/>C2B C2W C2Y</text:span></text:p>
        </text:list-item>
        <text:list-item>
          <text:p text:style-name="P25"><text:span text:style-name="T8"><text:s/>C3B C3W C3Y</text:span></text:p>
        </text:list-item>
      </text:list>
      <text:p text:style-name="P21">If box contains one of <text:s/>colors then it does not contains any other color</text:p>
      <text:list xml:id="list3500855826641831610" text:style-name="L6">
        <text:list-item>
          <text:p text:style-name="P26"><text:span text:style-name="T8">C1B -&gt; -C1W and -C1Y</text:span></text:p>
        </text:list-item>
        <text:list-item>
          <text:p text:style-name="P26"><text:span text:style-name="T8"><text:s/>C1W -&gt; -C1B and -C1Y</text:span></text:p>
        </text:list-item>
        <text:list-item>
          <text:p text:style-name="P26"><text:span text:style-name="T8"><text:s/>C1Y -&gt; -C1B and -C1W</text:span></text:p>
        </text:list-item>
        <text:list-item>
          <text:p text:style-name="P26"><text:span text:style-name="T8"><text:s/>C2B -&gt; -C2W and -C2Y</text:span></text:p>
        </text:list-item>
        <text:list-item>
          <text:p text:style-name="P26"><text:span text:style-name="T8"><text:s/>C2W -&gt; -C2B and -C2Y</text:span></text:p>
        </text:list-item>
        <text:list-item>
          <text:p text:style-name="P26"><text:span text:style-name="T8"><text:s/>C2Y -&gt; -C2B and -C2W</text:span></text:p>
        </text:list-item>
        <text:list-item>
          <text:p text:style-name="P26"><text:span text:style-name="T8"><text:s/>C3B -&gt; -C3W and -C3Y</text:span></text:p>
        </text:list-item>
        <text:list-item>
          <text:p text:style-name="P26"><text:span text:style-name="T8"><text:s/>C3W -&gt; -C3B and -C3Y</text:span></text:p>
        </text:list-item>
        <text:list-item>
          <text:p text:style-name="P26"><text:span text:style-name="T8"><text:s/>C3Y -&gt; -C3B and -C3W</text:span></text:p>
        </text:list-item>
      </text:list>
      <text:p text:style-name="P21">If a box contains a particular color than the other boxes does not contain that color</text:p>
      <text:list xml:id="list9071599114273146696" text:style-name="L7">
        <text:list-item>
          <text:p text:style-name="P27"><text:span text:style-name="T8">C1W -&gt; -C2W and -C3W</text:span></text:p>
        </text:list-item>
        <text:list-item>
          <text:p text:style-name="P27"><text:span text:style-name="T8"><text:s/>C1Y -&gt; -C2Y and -C3Y</text:span></text:p>
        </text:list-item>
        <text:list-item>
          <text:p text:style-name="P27"><text:span text:style-name="T8"><text:s/>C1B -&gt; -C2B and -C3B</text:span></text:p>
        </text:list-item>
        <text:list-item>
          <text:p text:style-name="P27"><text:span text:style-name="T8"><text:s/>C2W -&gt; -C1W and -C3W</text:span></text:p>
        </text:list-item>
        <text:list-item>
          <text:p text:style-name="P27"><text:span text:style-name="T8"><text:s/>C2Y -&gt; -C1Y and -C3Y</text:span></text:p>
        </text:list-item>
        <text:list-item>
          <text:p text:style-name="P27"><text:span text:style-name="T8">. C2B -&gt; -C1B and -C3B</text:span></text:p>
        </text:list-item>
        <text:list-item>
          <text:p text:style-name="P27"><text:span text:style-name="T8"><text:s/>C3W -&gt; -C1W and -C2W</text:span></text:p>
        </text:list-item>
        <text:list-item>
          <text:p text:style-name="P27"><text:span text:style-name="T8"><text:s/>C3Y -&gt; -C1Y and -C2Y</text:span></text:p>
        </text:list-item>
        <text:list-item>
          <text:p text:style-name="P27"><text:span text:style-name="T8"><text:s/>C3B -&gt; -C1B and -C2B</text:span></text:p>
        </text:list-item>
      </text:list>
      <text:p text:style-name="P22"><text:span text:style-name="T14">Based on observation</text:span></text:p>
      <text:list xml:id="list5911874295060963186" text:style-name="L8">
        <text:list-item>
          <text:p text:style-name="P28"><text:span text:style-name="T8">O1W -&gt; C1W or C1B</text:span></text:p>
        </text:list-item>
        <text:list-item>
          <text:p text:style-name="P28"><text:span text:style-name="T8">O1Y -&gt; C1Y <text:s/>or C1B</text:span></text:p>
        </text:list-item>
        <text:list-item>
          <text:p text:style-name="P28"><text:soft-page-break/><text:span text:style-name="T8">O2Y -&gt; C2Y or C2B</text:span></text:p>
        </text:list-item>
        <text:list-item>
          <text:p text:style-name="P28"><text:span text:style-name="T8">.O2W -&gt; C2W or C2B</text:span></text:p>
        </text:list-item>
        <text:list-item>
          <text:p text:style-name="P28"><text:span text:style-name="T8">O3Y -&gt; C3Y or C3B</text:span></text:p>
        </text:list-item>
        <text:list-item>
          <text:p text:style-name="P28"><text:span text:style-name="T8">O3W -&gt; C3W or C3B</text:span></text:p>
        </text:list-item>
      </text:list>
      <text:p text:style-name="P20">Given Facts: </text:p>
      <text:list xml:id="list8380923597380583571" text:style-name="L9">
        <text:list-item>
          <text:p text:style-name="P29"><text:span text:style-name="T8">O1Y</text:span></text:p>
        </text:list-item>
        <text:list-item>
          <text:p text:style-name="P29"><text:span text:style-name="T8">O2W</text:span></text:p>
        </text:list-item>
        <text:list-item>
          <text:p text:style-name="P29"><text:span text:style-name="T8">O3Y</text:span></text:p>
        </text:list-item>
        <text:list-item>
          <text:p text:style-name="P29"><text:span text:style-name="T8">L1W</text:span></text:p>
        </text:list-item>
        <text:list-item>
          <text:p text:style-name="P29"><text:span text:style-name="T8">L2Y</text:span></text:p>
        </text:list-item>
        <text:list-item>
          <text:p text:style-name="P29"><text:span text:style-name="T8">L3B</text:span></text:p>
        </text:list-item>
      </text:list>
      <text:p text:style-name="P20">Negation of <text:s/>query That middle box contains white</text:p>
      <text:p text:style-name="P20">43.-C2W</text:p>
      <text:p text:style-name="P23"><text:span text:style-name="T9">CNF of Sammy's Sport Shop is given separate file named : SammyShopKnowledgeBase.txt</text:span></text:p>
      <text:p text:style-name="P7">Transcript for Sammy's Sport Shop:</text:p>
      <text:p text:style-name="P8"/>
      <text:p text:style-name="P18">0: -O1Y v C1B v C1Y</text:p>
      <text:p text:style-name="P18">1: -O1W v C1B v C1W</text:p>
      <text:p text:style-name="P18">2: -O2Y v C2B v C2Y</text:p>
      <text:p text:style-name="P18">3: -O2W v C2B v C2W</text:p>
      <text:p text:style-name="P18">4: -O3Y v C3B v C3Y</text:p>
      <text:p text:style-name="P18">5: -O3W v C3B v C3W</text:p>
      <text:p text:style-name="P18">6: -C1W v -L1W</text:p>
      <text:p text:style-name="P18">7: -C1Y v -L1Y</text:p>
      <text:p text:style-name="P18">8: -C1B v -L1B</text:p>
      <text:p text:style-name="P18">9: -C2W v -L2W</text:p>
      <text:p text:style-name="P18">10: -C2Y v -L2Y</text:p>
      <text:p text:style-name="P18">11: -C2B v -L2B</text:p>
      <text:p text:style-name="P18">12: -C3W v -L3W</text:p>
      <text:p text:style-name="P18">13: -C3Y v -L3Y</text:p>
      <text:p text:style-name="P18">14: -C3B v -L3B</text:p>
      <text:p text:style-name="P18">15: -C1B v -C1Y</text:p>
      <text:p text:style-name="P18">16: -C1B v -C1W</text:p>
      <text:p text:style-name="P18">17: -C1W v -C1Y</text:p>
      <text:p text:style-name="P18">18: -C1W v -C2W</text:p>
      <text:p text:style-name="P18">19: -C1W v -C3W</text:p>
      <text:p text:style-name="P18"><text:soft-page-break/>20: -C1Y v -C2Y</text:p>
      <text:p text:style-name="P18">21: -C1Y v -C3Y</text:p>
      <text:p text:style-name="P18">22: -C1B v -C2B</text:p>
      <text:p text:style-name="P18">23: -C1B v -C3B</text:p>
      <text:p text:style-name="P18">24: -C2B v -C2Y</text:p>
      <text:p text:style-name="P18">25: -C2B v -C2W</text:p>
      <text:p text:style-name="P18">26: -C2W v -C2Y</text:p>
      <text:p text:style-name="P18">27: -C2W v -C3W</text:p>
      <text:p text:style-name="P18">28: -C2Y v -C3Y</text:p>
      <text:p text:style-name="P18">29: -C2B v -C3B</text:p>
      <text:p text:style-name="P18">30: -C3B v -C3Y</text:p>
      <text:p text:style-name="P18">31: -C3B v -C3W</text:p>
      <text:p text:style-name="P18">32: -C3W v -C3Y</text:p>
      <text:p text:style-name="P18">33: C1B v C1W v C1Y</text:p>
      <text:p text:style-name="P18">34: C2B v C2W v C2Y</text:p>
      <text:p text:style-name="P18">35: C3B v C3W v C3Y</text:p>
      <text:p text:style-name="P18">36: L1W</text:p>
      <text:p text:style-name="P18">37: L2Y</text:p>
      <text:p text:style-name="P18">38: L3B</text:p>
      <text:p text:style-name="P18">39: O1Y</text:p>
      <text:p text:style-name="P18">40: O2W</text:p>
      <text:p text:style-name="P18">41: O3Y</text:p>
      <text:p text:style-name="P18">42: -C2W</text:p>
      <text:p text:style-name="P18">Iteration 1, queue size 98, resolution on 6 and 36</text:p>
      <text:p text:style-name="P18">Resolving -C1W v -L1W and L1W</text:p>
      <text:p text:style-name="P18">43: -C1W generated from 6 and 36</text:p>
      <text:p text:style-name="P18">Iteration 2, queue size 99, resolution on 10 and 37</text:p>
      <text:p text:style-name="P18">Resolving -C2Y v -L2Y and L2Y</text:p>
      <text:p text:style-name="P18">44: -C2Y generated from 10 and 37</text:p>
      <text:p text:style-name="P18">Iteration 3, queue size 100, resolution on 14 and 38</text:p>
      <text:p text:style-name="P18">Resolving -C3B v -L3B and L3B</text:p>
      <text:p text:style-name="P18">45: -C3B generated from 14 and 38</text:p>
      <text:p text:style-name="P18">Iteration 4, queue size 102, resolution on 0 and 39</text:p>
      <text:p text:style-name="P18">Resolving -O1Y v C1B v C1Y and O1Y</text:p>
      <text:p text:style-name="P18">46: C1B v C1Y generated from 0 and 39</text:p>
      <text:p text:style-name="P18">Iteration 5, queue size 110, resolution on 4 and 41</text:p>
      <text:p text:style-name="P18">Resolving -O3Y v C3B v C3Y and O3Y</text:p>
      <text:p text:style-name="P18">47: C3B v C3Y generated from 4 and 41</text:p>
      <text:p text:style-name="P18">Iteration 6, queue size 119, resolution on 45 and 47</text:p>
      <text:p text:style-name="P18">Resolving -C3B and C3B v C3Y</text:p>
      <text:p text:style-name="P18">48: C3Y generated from 45 and 47</text:p>
      <text:p text:style-name="P18">Iteration 7, queue size 123, resolution on 13 and 48</text:p>
      <text:p text:style-name="P18"><text:soft-page-break/>Resolving -C3Y v -L3Y and C3Y</text:p>
      <text:p text:style-name="P18">49: -L3Y generated from 13 and 48</text:p>
      <text:p text:style-name="P18">Iteration 8, queue size 122, resolution on 21 and 48</text:p>
      <text:p text:style-name="P18">Resolving -C1Y v -C3Y and C3Y</text:p>
      <text:p text:style-name="P18">50: -C1Y generated from 21 and 48</text:p>
      <text:p text:style-name="P18">Iteration 9, queue size 124, resolution on 28 and 48</text:p>
      <text:p text:style-name="P18">Resolving -C2Y v -C3Y and C3Y</text:p>
      <text:p text:style-name="P18">Iteration 10, queue size 123, resolution on 30 and 48</text:p>
      <text:p text:style-name="P18">Resolving -C3B v -C3Y and C3Y</text:p>
      <text:p text:style-name="P18">Iteration 11, queue size 122, resolution on 32 and 48</text:p>
      <text:p text:style-name="P18">Resolving -C3W v -C3Y and C3Y</text:p>
      <text:p text:style-name="P18">51: -C3W generated from 32 and 48</text:p>
      <text:p text:style-name="P18">Iteration 12, queue size 123, resolution on 46 and 50</text:p>
      <text:p text:style-name="P18">Resolving C1B v C1Y and -C1Y</text:p>
      <text:p text:style-name="P18">52: C1B generated from 46 and 50</text:p>
      <text:p text:style-name="P18">Iteration 13, queue size 127, resolution on 8 and 52</text:p>
      <text:p text:style-name="P18">Resolving -C1B v -L1B and C1B</text:p>
      <text:p text:style-name="P18">53: -L1B generated from 8 and 52</text:p>
      <text:p text:style-name="P18">Iteration 14, queue size 126, resolution on 15 and 52</text:p>
      <text:p text:style-name="P18">Resolving -C1B v -C1Y and C1B</text:p>
      <text:p text:style-name="P18">Iteration 15, queue size 125, resolution on 16 and 52</text:p>
      <text:p text:style-name="P18">Resolving -C1B v -C1W and C1B</text:p>
      <text:p text:style-name="P18">Iteration 16, queue size 124, resolution on 22 and 52</text:p>
      <text:p text:style-name="P18">Resolving -C1B v -C2B and C1B</text:p>
      <text:p text:style-name="P18">54: -C2B generated from 22 and 52</text:p>
      <text:p text:style-name="P18">Iteration 17, queue size 126, resolution on 23 and 52</text:p>
      <text:p text:style-name="P18">Resolving -C1B v -C3B and C1B</text:p>
      <text:p text:style-name="P18">Iteration 18, queue size 125, resolution on 33 and 50</text:p>
      <text:p text:style-name="P18">Resolving C1B v C1W v C1Y and -C1Y</text:p>
      <text:p text:style-name="P18">55: C1B v C1W generated from 33 and 50</text:p>
      <text:p text:style-name="P18">Iteration 19, queue size 134, resolution on 43 and 55</text:p>
      <text:p text:style-name="P18">Resolving -C1W and C1B v C1W</text:p>
      <text:p text:style-name="P18">Iteration 20, queue size 133, resolution on 34 and 42</text:p>
      <text:p text:style-name="P18">Resolving C2B v C2W v C2Y and -C2W</text:p>
      <text:p text:style-name="P18">56: C2B v C2Y generated from 34 and 42</text:p>
      <text:p text:style-name="P18">Iteration 21, queue size 143, resolution on 44 and 56</text:p>
      <text:p text:style-name="P18">Resolving -C2Y and C2B v C2Y</text:p>
      <text:p text:style-name="P18">57: C2B generated from 44 and 56</text:p>
      <text:p text:style-name="P18">Iteration 22, queue size 148, resolution on 54 and 57</text:p>
      <text:p text:style-name="P18">Resolving -C2B and C2B</text:p>
      <text:p text:style-name="P18">success! empty clause found</text:p>
      <text:p text:style-name="P18">58: [] [54, 57]</text:p>
      <text:p text:style-name="P18"><text:soft-page-break/><text:s text:c="2"/>54: -C2B [22, 52]</text:p>
      <text:p text:style-name="P18"><text:s text:c="4"/>22: -C1B v -C2B [input]</text:p>
      <text:p text:style-name="P18"><text:s text:c="4"/>52: C1B [46, 50]</text:p>
      <text:p text:style-name="P18"><text:s text:c="6"/>46: C1B v C1Y [0, 39]</text:p>
      <text:p text:style-name="P18"><text:s text:c="8"/>0: -O1Y v C1B v C1Y [input]</text:p>
      <text:p text:style-name="P18"><text:s text:c="8"/>39: O1Y [input]</text:p>
      <text:p text:style-name="P18"><text:s text:c="6"/>50: -C1Y [21, 48]</text:p>
      <text:p text:style-name="P18"><text:s text:c="8"/>21: -C1Y v -C3Y [input]</text:p>
      <text:p text:style-name="P18"><text:s text:c="8"/>48: C3Y [45, 47]</text:p>
      <text:p text:style-name="P18"><text:s text:c="10"/>45: -C3B [14, 38]</text:p>
      <text:p text:style-name="P18"><text:s text:c="12"/>14: -C3B v -L3B [input]</text:p>
      <text:p text:style-name="P18"><text:s text:c="12"/>38: L3B [input]</text:p>
      <text:p text:style-name="P18"><text:s text:c="10"/>47: C3B v C3Y [4, 41]</text:p>
      <text:p text:style-name="P18"><text:s text:c="12"/>4: -O3Y v C3B v C3Y [input]</text:p>
      <text:p text:style-name="P18"><text:s text:c="12"/>41: O3Y [input]</text:p>
      <text:p text:style-name="P18"><text:s text:c="2"/>57: C2B [44, 56]</text:p>
      <text:p text:style-name="P18"><text:s text:c="4"/>44: -C2Y [10, 37]</text:p>
      <text:p text:style-name="P18"><text:s text:c="6"/>10: -C2Y v -L2Y [input]</text:p>
      <text:p text:style-name="P18"><text:s text:c="6"/>37: L2Y [input]</text:p>
      <text:p text:style-name="P18"><text:s text:c="4"/>56: C2B v C2Y [34, 42]</text:p>
      <text:p text:style-name="P18"><text:s text:c="6"/>34: C2B v C2W v C2Y [input]</text:p>
      <text:p text:style-name="P18"><text:s text:c="6"/>42: -C2W [input]</text:p>
      <text:p text:style-name="P3"/>
      <text:p text:style-name="P3"/>
      <text:p text:style-name="P4">Transcript for example1.kb:</text:p>
      <text:p text:style-name="P12">0: -P v -Q v R v S</text:p>
      <text:p text:style-name="P12">1: -A v -R</text:p>
      <text:p text:style-name="P12">2: A</text:p>
      <text:p text:style-name="P12">3: P</text:p>
      <text:p text:style-name="P12">4: Q</text:p>
      <text:p text:style-name="P12">5: -S</text:p>
      <text:p text:style-name="P12">Iteration 1, queue size 5, resolution on 1 and 2</text:p>
      <text:p text:style-name="P12">Resolving -A v -R and A</text:p>
      <text:p text:style-name="P12">6: -R generated from 1 and 2</text:p>
      <text:p text:style-name="P12">Iteration 2, queue size 5, resolution on 0 and 5</text:p>
      <text:p text:style-name="P12">Resolving -P v -Q v R v S and -S</text:p>
      <text:p text:style-name="P12">7: -P v -Q v R generated from 0 and 5</text:p>
      <text:p text:style-name="P12">Iteration 3, queue size 8, resolution on 3 and 7</text:p>
      <text:p text:style-name="P12">Resolving P and -P v -Q v R</text:p>
      <text:p text:style-name="P12">8: -Q v R generated from 3 and 7</text:p>
      <text:p text:style-name="P12">Iteration 4, queue size 10, resolution on 4 and 8</text:p>
      <text:p text:style-name="P12">Resolving Q and -Q v R</text:p>
      <text:p text:style-name="P12"><text:soft-page-break/>9: R generated from 4 and 8</text:p>
      <text:p text:style-name="P12">Iteration 5, queue size 11, resolution on 6 and 9</text:p>
      <text:p text:style-name="P12">Resolving -R and R</text:p>
      <text:p text:style-name="P12">success! empty clause found</text:p>
      <text:p text:style-name="P12">10: [] [6, 9]</text:p>
      <text:p text:style-name="P12"><text:s text:c="2"/>6: -R [1, 2]</text:p>
      <text:p text:style-name="P12"><text:s text:c="4"/>1: -A v -R [input]</text:p>
      <text:p text:style-name="P12"><text:s text:c="4"/>2: A [input]</text:p>
      <text:p text:style-name="P12"><text:s text:c="2"/>9: R [4, 8]</text:p>
      <text:p text:style-name="P12"><text:s text:c="4"/>4: Q [input]</text:p>
      <text:p text:style-name="P12"><text:s text:c="4"/>8: -Q v R [3, 7]</text:p>
      <text:p text:style-name="P12"><text:s text:c="6"/>3: P [input]</text:p>
      <text:p text:style-name="P12"><text:s text:c="6"/>7: -P v -Q v R [0, 5]</text:p>
      <text:p text:style-name="P12"><text:s text:c="8"/>0: -P v -Q v R v S [input]</text:p>
      <text:p text:style-name="P12"><text:s text:c="8"/>5: -S [input]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2:07:49.320215855</meta:creation-date>
    <dc:date>2015-11-03T01:14:13.020867964</dc:date>
    <meta:editing-duration>PT1H12M46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8" meta:paragraph-count="267" meta:word-count="1643" meta:character-count="8313" meta:non-whitespace-character-count="6445"/>
  </office:meta>
</office:document-meta>
</file>